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top="0.1189in" fo:margin-bottom="0.1189in"/>
    </style:style>
    <style:style style:name="P2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gr1" style:family="graphic">
      <style:graphic-properties draw:stroke="solid" svg:stroke-width="0.0299in" svg:stroke-color="#000000" draw:marker-start-width="0.2244in" draw:marker-end-width="0.2244in" draw:fill="none" draw:fill-color="#ffffff" fo:min-height="3.4598in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2" svg:width="2.5205in" svg:height="3.4894in" svg:x="-0.5264in" svg:y="-0.5173in"><draw:text-box><text:p text:style-name="P1"><text:span text:style-name="T1"><text:s/></text:span><text:span text:style-name="T2">Discard</text:span></text:p><text:p text:style-name="P1"><text:span text:style-name="T3"><text:s/></text:span><text:span text:style-name="T3">Discard </text:span><text:span text:style-name="T3">Card</text:span></text:p><text:p text:style-name="P1"><text:span text:style-name="T4"><text:s/></text:span><text:span text:style-name="T4">If you discard this card <text:s text:c="7"/></text:span><text:span text:style-name="T4">you may draw a extra card <text:s text:c="2"/></text:span><text:span text:style-name="T4">next turn.</text:span></text:p></draw:text-box></draw:frame><draw:frame text:anchor-type="paragraph" draw:z-index="1" draw:name="Shape1" draw:style-name="gr1" draw:text-style-name="P2" svg:width="2.5205in" svg:height="3.4894in" svg:x="2.1154in" svg:y="-0.5138in"><draw:text-box><text:p text:style-name="P1"><text:span text:style-name="T1"><text:s/></text:span><text:span text:style-name="T2">Discard</text:span></text:p><text:p text:style-name="P1"><text:span text:style-name="T3"><text:s/></text:span><text:span text:style-name="T3">Discard </text:span><text:span text:style-name="T3">Card</text:span></text:p><text:p text:style-name="P1"><text:span text:style-name="T4"><text:s/></text:span><text:span text:style-name="T4">If you discard this card <text:s text:c="7"/></text:span><text:span text:style-name="T4">you may draw a extra card <text:s text:c="2"/></text:span><text:span text:style-name="T4">next turn.</text:span></text:p></draw:text-box></draw:frame><draw:frame text:anchor-type="paragraph" draw:z-index="2" draw:name="Shape1" draw:style-name="gr1" draw:text-style-name="P2" svg:width="2.5205in" svg:height="3.4894in" svg:x="4.7764in" svg:y="-0.5047in"><draw:text-box><text:p text:style-name="P1"><text:span text:style-name="T1"><text:s/></text:span><text:span text:style-name="T2">Discard</text:span></text:p><text:p text:style-name="P1"><text:span text:style-name="T3"><text:s/></text:span><text:span text:style-name="T3">Discard </text:span><text:span text:style-name="T3">Card</text:span></text:p><text:p text:style-name="P1"><text:span text:style-name="T4"><text:s/></text:span><text:span text:style-name="T4">If you discard this card <text:s text:c="7"/>you may draw a extra card <text:s text:c="2"/>next turn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name="Shape1" draw:style-name="gr1" draw:text-style-name="P2" svg:width="2.5205in" svg:height="3.4894in" svg:x="-0.5457in" svg:y="0.0583in"><draw:text-box><text:p text:style-name="P1"><text:span text:style-name="T1"><text:s/></text:span><text:span text:style-name="T2">Discard</text:span></text:p><text:p text:style-name="P1"><text:span text:style-name="T3"><text:s/></text:span><text:span text:style-name="T3">Discard Card</text:span></text:p><text:p text:style-name="P1"><text:span text:style-name="T4"><text:s/></text:span><text:span text:style-name="T4">If you discard this card <text:s text:c="7"/>you may draw a extra card <text:s text:c="2"/>next turn.</text:span></text:p></draw:text-box></draw:frame><draw:frame text:anchor-type="paragraph" draw:z-index="13" draw:name="Shape1" draw:style-name="gr1" draw:text-style-name="P2" svg:width="2.5205in" svg:height="3.4894in" svg:x="2.078in" svg:y="0.0772in"><draw:text-box><text:p text:style-name="P1"><text:span text:style-name="T1"><text:s/></text:span><text:span text:style-name="T2">Discard</text:span></text:p><text:p text:style-name="P1"><text:span text:style-name="T3"><text:s/></text:span><text:span text:style-name="T3">Discard </text:span><text:span text:style-name="T3">Card</text:span></text:p><text:p text:style-name="P1"><text:span text:style-name="T4"><text:s/></text:span><text:span text:style-name="T4">If you discard this card <text:s text:c="7"/>you may draw a extra card <text:s text:c="2"/>next turn. </text:span></text:p></draw:text-box></draw:frame><draw:frame text:anchor-type="paragraph" draw:z-index="4" draw:name="Shape1" draw:style-name="gr1" draw:text-style-name="P2" svg:width="2.5205in" svg:height="3.4894in" svg:x="4.7764in" svg:y="0.0827in"><draw:text-box><text:p text:style-name="P1"><text:span text:style-name="T1"><text:s/></text:span><text:span text:style-name="T2">Discard</text:span></text:p><text:p text:style-name="P1"><text:span text:style-name="T3"><text:s/></text:span><text:span text:style-name="T3">Discard </text:span><text:span text:style-name="T3">Card</text:span></text:p><text:p text:style-name="P1"><text:span text:style-name="T4"><text:s/></text:span><text:span text:style-name="T4">If you discard this card <text:s text:c="7"/>you may draw a card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1" draw:style-name="gr1" draw:text-style-name="P2" svg:width="2.5205in" svg:height="3.4894in" svg:x="-0.5547in" svg:y="0.048in"><draw:text-box><text:p text:style-name="P1"><text:span text:style-name="T2"><text:s/></text:span><text:span text:style-name="T2">Discard</text:span></text:p><text:p text:style-name="P1"><text:span text:style-name="T3"><text:s/></text:span><text:span text:style-name="T3">Discard Card</text:span></text:p><text:p text:style-name="P1"><text:span text:style-name="T4"><text:s/></text:span><text:span text:style-name="T4">If you discard this card <text:s text:c="7"/>you may draw a card.</text:span></text:p></draw:text-box></draw:frame><draw:frame text:anchor-type="paragraph" draw:z-index="6" draw:name="Shape1" draw:style-name="gr1" draw:text-style-name="P2" svg:width="2.5205in" svg:height="3.4894in" svg:x="2.1346in" svg:y="0.0972in"><draw:text-box><text:p text:style-name="P1"><text:span text:style-name="T1"><text:s/></text:span><text:span text:style-name="T2">Discard</text:span></text:p><text:p text:style-name="P1"><text:span text:style-name="T3"><text:s/></text:span><text:span text:style-name="T3">Discard</text:span><text:span text:style-name="T3"> Card</text:span></text:p><text:p text:style-name="P1"><text:span text:style-name="T4"><text:s/></text:span><text:span text:style-name="T4">If you discard this card <text:s text:c="7"/>you may draw card.</text:span></text:p></draw:text-box></draw:frame><draw:frame text:anchor-type="paragraph" draw:z-index="9" draw:name="Shape1" draw:style-name="gr1" draw:text-style-name="P2" svg:width="2.5205in" svg:height="3.4894in" svg:x="4.7957in" svg:y="0.1346in"><draw:text-box><text:p text:style-name="P1"><text:span text:style-name="T1"><text:s/></text:span><text:span text:style-name="T2">Discard</text:span></text:p><text:p text:style-name="P1"><text:span text:style-name="T3"><text:s/></text:span><text:span text:style-name="T3">Discard </text:span><text:span text:style-name="T3">Card</text:span></text:p><text:p text:style-name="P1"><text:span text:style-name="T4"><text:s text:c="2"/></text:span><text:span text:style-name="T4">If you discard this card <text:s text:c="7"/>you may draw card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7" draw:name="Shape1" draw:style-name="gr1" draw:text-style-name="P2" svg:width="2.5205in" svg:height="3.4894in" svg:x="-0.5362in" svg:y="0.0457in"><draw:text-box><text:p text:style-name="P1"><text:span text:style-name="T1"><text:s/></text:span><text:span text:style-name="T2">Draft</text:span></text:p><text:p text:style-name="P1"><text:span text:style-name="T3"><text:s/></text:span><text:span text:style-name="T3">Draft Card</text:span></text:p><text:p text:style-name="P1"><text:span text:style-name="T4"><text:s/></text:span><text:span text:style-name="T4">Draft this card face up, if <text:s text:c="4"/>you do, you may choose to <text:s/>pick two cards this turn, <text:s text:c="6"/>skip your next pick.</text:span></text:p><text:p text:style-name="P1"><text:span text:style-name="T4"><text:s/></text:span><text:span text:style-name="T4">{This card don't have <text:s text:c="10"/>effect in the game}</text:span></text:p></draw:text-box></draw:frame><draw:frame text:anchor-type="paragraph" draw:z-index="8" draw:name="Shape1" draw:style-name="gr1" draw:text-style-name="P2" svg:width="2.5205in" svg:height="3.4894in" svg:x="2.172in" svg:y="0.0173in"><draw:text-box><text:p text:style-name="P1"><text:span text:style-name="T1"><text:s/></text:span><text:span text:style-name="T2">Draft</text:span></text:p><text:p text:style-name="P1"><text:span text:style-name="T3"><text:s/></text:span><text:span text:style-name="T3">Draft</text:span><text:span text:style-name="T3"> Card</text:span></text:p><text:p text:style-name="P1"><text:span text:style-name="T4"><text:s/></text:span><text:span text:style-name="T4">Draft this card face up, if <text:s text:c="4"/>you do, you may choose to <text:s/>pick two cards this turn, <text:s text:c="6"/>skip your next pick.</text:span></text:p><text:p text:style-name="P1"><text:span text:style-name="T4"><text:s/></text:span><text:span text:style-name="T4">{This card don't have <text:s text:c="10"/>effect in the game}</text:span></text:p></draw:text-box></draw:frame><draw:frame text:anchor-type="paragraph" draw:z-index="10" draw:name="Shape1" draw:style-name="gr1" draw:text-style-name="P2" svg:width="2.5205in" svg:height="3.4894in" svg:x="-0.5547in" svg:y="3.6945in"><draw:text-box><text:p text:style-name="P1"><text:span text:style-name="T1"><text:s/></text:span><text:span text:style-name="T2">Draft</text:span></text:p><text:p text:style-name="P1"><text:span text:style-name="T3"><text:s/></text:span><text:span text:style-name="T3">Draft</text:span><text:span text:style-name="T3"> Card</text:span></text:p><text:p text:style-name="P1"><text:span text:style-name="T4"><text:s/></text:span><text:span text:style-name="T4">Draft this card face up, if <text:s text:c="4"/>you do, you may draw a <text:s text:c="6"/>extra card in your first <text:s text:c="9"/>hand in the game.</text:span></text:p><text:p text:style-name="P1"><text:span text:style-name="T4"><text:s/></text:span><text:span text:style-name="T4">{This card don't have <text:s text:c="10"/>effect in the game}</text:span></text:p></draw:text-box></draw:frame><draw:frame text:anchor-type="paragraph" draw:z-index="12" draw:name="Shape1" draw:style-name="gr1" draw:text-style-name="P2" svg:width="2.5205in" svg:height="3.4894in" svg:x="2.1626in" svg:y="3.6945in"><draw:text-box><text:p text:style-name="P1"><text:span text:style-name="T1"><text:s/></text:span><text:span text:style-name="T2">Draft</text:span></text:p><text:p text:style-name="P1"><text:span text:style-name="T3"><text:s/></text:span><text:span text:style-name="T3">Draft</text:span><text:span text:style-name="T3"> Card</text:span></text:p><text:p text:style-name="P1"><text:span text:style-name="T4"><text:s/></text:span><text:span text:style-name="T4">Draft this card face up, if <text:s text:c="4"/>you do, you may draw a <text:s text:c="6"/>extra card in your first <text:s text:c="9"/>hand in the game.</text:span></text:p><text:p text:style-name="P1"><text:span text:style-name="T4"><text:s/></text:span><text:span text:style-name="T4">{This card don't have <text:s text:c="10"/>effect in the game}</text:span></text:p></draw:text-box></draw:frame><draw:frame text:anchor-type="paragraph" draw:z-index="11" draw:name="Shape1" draw:style-name="gr1" draw:text-style-name="P2" svg:width="2.5205in" svg:height="3.4894in" svg:x="4.7957in" svg:y="0.1346in"><draw:text-box><text:p text:style-name="P1"><text:span text:style-name="T1"><text:s/></text:span><text:span text:style-name="T2">Draft</text:span></text:p><text:p text:style-name="P1"><text:span text:style-name="T3"><text:s/></text:span><text:span text:style-name="T3">Draft</text:span><text:span text:style-name="T3"> Card</text:span></text:p><text:p text:style-name="P1"><text:span text:style-name="T4"><text:s/></text:span><text:span text:style-name="T4">Draft this card face up, if <text:s text:c="4"/>you do, you may choose to <text:s/>pick tree cards this turn, <text:s text:c="6"/>skip your next two pick.</text:span></text:p><text:p text:style-name="P1"><text:span text:style-name="T4"><text:s/></text:span><text:span text:style-name="T4">{This card don't have <text:s text:c="10"/>effect in the game}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5:51:38.183820988</meta:creation-date>
    <dc:date>2018-02-24T17:37:47.669216297</dc:date>
    <meta:editing-duration>PT53M4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